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rojectTimeline" style:family="table">
      <style:table-properties style:width="17cm" table:align="margins" style:may-break-between-rows="true" table:border-model="collapsing"/>
    </style:style>
    <style:style style:name="ProjectTimeline.A" style:family="table-column">
      <style:table-column-properties style:column-width="5.667cm" style:rel-column-width="21845*"/>
    </style:style>
    <style:style style:name="ProjectTimeline.1" style:family="table-row">
      <style:table-row-properties fo:keep-together="auto"/>
    </style:style>
    <style:style style:name="ProjectTimeline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rojectTimeline.C1" style:family="table-cell">
      <style:table-cell-properties fo:background-color="transparent" fo:padding="0.097cm" fo:border="0.05pt solid #000000">
        <style:background-image/>
      </style:table-cell-properties>
    </style:style>
    <style:style style:name="ProjectTimeline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rojectTimeline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fo:font-style="italic" officeooo:rsid="0022861b" officeooo:paragraph-rsid="0022861b" style:font-style-asian="italic" style:font-style-complex="italic"/>
    </style:style>
    <style:style style:name="P2" style:family="paragraph" style:parent-style-name="Table_20_Contents">
      <style:text-properties fo:font-weight="bold" officeooo:rsid="001ea7cb" officeooo:paragraph-rsid="001ea7cb" style:font-weight-asian="bold" style:font-weight-complex="bold"/>
    </style:style>
    <style:style style:name="P3" style:family="paragraph" style:parent-style-name="Table_20_Contents">
      <style:text-properties fo:font-weight="normal" officeooo:rsid="001f028d" officeooo:paragraph-rsid="001f028d" style:font-weight-asian="normal" style:font-weight-complex="normal"/>
    </style:style>
    <style:style style:name="P4" style:family="paragraph" style:parent-style-name="Table_20_Contents">
      <style:text-properties fo:font-weight="normal" officeooo:rsid="00200064" officeooo:paragraph-rsid="00200064" style:font-weight-asian="normal" style:font-weight-complex="normal"/>
    </style:style>
    <style:style style:name="P5" style:family="paragraph" style:parent-style-name="Standard">
      <style:text-properties officeooo:paragraph-rsid="00265221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8"/>
    <style:style style:name="P14" style:family="paragraph" style:parent-style-name="Standard" style:list-style-name="L8">
      <style:text-properties officeooo:paragraph-rsid="002a3c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9e6b"/>
    </style:style>
    <style:style style:name="T3" style:family="text">
      <style:text-properties officeooo:rsid="0022861b"/>
    </style:style>
    <style:style style:name="T4" style:family="text">
      <style:text-properties officeooo:rsid="00265221"/>
    </style:style>
    <style:style style:name="T5" style:family="text">
      <style:text-properties officeooo:rsid="0027d05a"/>
    </style:style>
    <style:style style:name="T6" style:family="text">
      <style:text-properties officeooo:rsid="002a3c8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leetFlow</text:p>
      <text:p text:style-name="Subtitle"><text:span text:style-name="T5">B2B </text:span>Delivery Management System – <text:span text:style-name="T3">Project Plan</text:span></text:p>
      <text:p text:style-name="P1"/>
      <text:p text:style-name="P1">Team Puma: Aarsh Sheth || Pooja Sindham || Aishwarya Indi || Shivani Jariwala</text:p>
      <text:p text:style-name="Standard"/>
      <text:h text:style-name="Heading_20_3" text:outline-level="3">1. Project Overview</text:h>
      <text:p text:style-name="Standard"/>
      <text:h text:style-name="Heading_20_4" text:outline-level="4">1.1 Introduction</text:h>
      <text:p text:style-name="P5"><text:span text:style-name="T4">FleetFlow is a </text:span>Delivery Management System (DMS) software solution aimed at streamline logistics and supply chain operations for businesses. It enables efficient coordination between customers, drivers, and vehicles to ensure timely deliveries.</text:p>
      <text:p text:style-name="Standard"/>
      <text:h text:style-name="Heading_20_4" text:outline-level="4">1.2 Objectives</text:h>
      <text:list text:style-name="L1">
        <text:list-item>
          <text:p text:style-name="P6">Automate B2B order processing and delivery management</text:p>
        </text:list-item>
        <text:list-item>
          <text:p text:style-name="P6">Optimize bulk shipment planning and route efficiency</text:p>
        </text:list-item>
        <text:list-item>
          <text:p text:style-name="P6">Enable real-time tracking of shipments and deliveries</text:p>
        </text:list-item>
        <text:list-item>
          <text:p text:style-name="P6">Enhance supplier-retailer communication through notifications</text:p>
        </text:list-item>
        <text:list-item>
          <text:p text:style-name="P6">Improve operational efficiency via data-driven analytics</text:p>
        </text:list-item>
      </text:list>
      <text:p text:style-name="Standard"/>
      <text:h text:style-name="Heading_20_4" text:outline-level="4">1.3 Scope</text:h>
      <text:list text:style-name="L2">
        <text:list-item>
          <text:p text:style-name="P7">Business account management</text:p>
        </text:list-item>
        <text:list-item>
          <text:p text:style-name="P7">Bulk order placement and tracking</text:p>
        </text:list-item>
        <text:list-item>
          <text:p text:style-name="P7">Supplier, distributor, and retailer coordination</text:p>
        </text:list-item>
        <text:list-item>
          <text:p text:style-name="P7">Fleet and driver management</text:p>
        </text:list-item>
        <text:list-item>
          <text:p text:style-name="P7">Real-time shipment tracking and reporting</text:p>
        </text:list-item>
      </text:list>
      <text:p text:style-name="Standard"/>
      <text:h text:style-name="Heading_20_3" text:outline-level="3">2. System Components</text:h>
      <text:h text:style-name="Heading_20_4" text:outline-level="4">2.1 <text:span text:style-name="T6">Businesses (Suppliers / Retailers)</text:span></text:h>
      <text:list text:style-name="L3">
        <text:list-item>
          <text:p text:style-name="P8">Register and manage business accounts</text:p>
        </text:list-item>
        <text:list-item>
          <text:p text:style-name="P8">Place and track bulk orders</text:p>
        </text:list-item>
        <text:list-item>
          <text:p text:style-name="P8">Receive shipment notifications and updates</text:p>
        </text:list-item>
      </text:list>
      <text:p text:style-name="Standard"/>
      <text:h text:style-name="Heading_20_4" text:outline-level="4">2.2 Orders &amp; Order Items</text:h>
      <text:list text:style-name="L4">
        <text:list-item>
          <text:p text:style-name="P9">Bulk order placement and management</text:p>
        </text:list-item>
        <text:list-item>
          <text:p text:style-name="P9">Multi-item and multi-location order handling</text:p>
        </text:list-item>
        <text:list-item>
          <text:p text:style-name="P9">Real-time order status updates</text:p>
        </text:list-item>
      </text:list>
      <text:p text:style-name="Standard"/>
      <text:h text:style-name="Heading_20_4" text:outline-level="4">2.3 Drivers <text:span text:style-name="T6">&amp; Fleet</text:span></text:h>
      <text:list text:style-name="L5">
        <text:list-item>
          <text:p text:style-name="P10">Assign drivers to business shipments</text:p>
        </text:list-item>
        <text:list-item>
          <text:p text:style-name="P10">Optimize delivery schedules and routes</text:p>
        </text:list-item>
        <text:list-item>
          <text:p text:style-name="P10">Track driver performance and fleet status</text:p>
        </text:list-item>
      </text:list>
      <text:p text:style-name="Standard"><text:soft-page-break/></text:p>
      <text:h text:style-name="Heading_20_4" text:outline-level="4">2.4 <text:span text:style-name="T6">Shipment &amp; Logistics</text:span></text:h>
      <text:list text:style-name="L6">
        <text:list-item>
          <text:p text:style-name="P11">Plan and schedule bulk shipments</text:p>
        </text:list-item>
        <text:list-item>
          <text:p text:style-name="P11">Optimize load distribution for vehicles</text:p>
        </text:list-item>
        <text:list-item>
          <text:p text:style-name="P11">Monitor real-time shipment progress</text:p>
        </text:list-item>
      </text:list>
      <text:p text:style-name="Standard"/>
      <text:h text:style-name="Heading_20_4" text:outline-level="4">2.5 Trips</text:h>
      <text:list text:style-name="L7">
        <text:list-item>
          <text:p text:style-name="P12">Plan and schedule deliveries</text:p>
        </text:list-item>
        <text:list-item>
          <text:p text:style-name="P12">Optimize routes for efficiency</text:p>
        </text:list-item>
        <text:list-item>
          <text:p text:style-name="P12">Monitor real-time trip status</text:p>
        </text:list-item>
      </text:list>
      <text:p text:style-name="Standard"/>
      <text:h text:style-name="Heading_20_3" text:outline-level="3">3. Project Timeline &amp; Milestones</text:h>
      <text:p text:style-name="Text_20_body"/>
      <table:table table:name="ProjectTimeline" table:style-name="ProjectTimeline" table:template-name="Elegant">
        <table:table-column table:style-name="ProjectTimeline.A" table:number-columns-repeated="3"/>
        <table:table-row table:style-name="ProjectTimeline.1">
          <table:table-cell table:style-name="ProjectTimeline.A1" office:value-type="string">
            <text:p text:style-name="P2">Phase</text:p>
          </table:table-cell>
          <table:table-cell table:style-name="ProjectTimeline.A1" office:value-type="string">
            <text:p text:style-name="P2">Tasks</text:p>
          </table:table-cell>
          <table:table-cell table:style-name="ProjectTimeline.C1" office:value-type="string">
            <text:p text:style-name="P2">Duration / Date</text:p>
          </table:table-cell>
        </table:table-row>
        <table:table-row table:style-name="ProjectTimeline.1">
          <table:table-cell table:style-name="ProjectTimeline.A2" office:value-type="string">
            <text:p text:style-name="P3">1. Requirements Gathering</text:p>
          </table:table-cell>
          <table:table-cell table:style-name="ProjectTimeline.A2" office:value-type="string">
            <text:p text:style-name="P4">Define features &amp; user applications</text:p>
          </table:table-cell>
          <table:table-cell table:style-name="ProjectTimeline.C2" office:value-type="string">
            <text:p text:style-name="P4">2 weeks</text:p>
          </table:table-cell>
        </table:table-row>
        <table:table-row>
          <table:table-cell table:style-name="ProjectTimeline.A2" office:value-type="string">
            <text:p text:style-name="P4">2. System Design</text:p>
          </table:table-cell>
          <table:table-cell table:style-name="ProjectTimeline.A2" office:value-type="string">
            <text:p text:style-name="P4">Database and architecture design</text:p>
          </table:table-cell>
          <table:table-cell table:style-name="ProjectTimeline.C2" office:value-type="string">
            <text:p text:style-name="P4">2 weeks</text:p>
          </table:table-cell>
        </table:table-row>
        <table:table-row>
          <table:table-cell table:style-name="ProjectTimeline.A2" office:value-type="string">
            <text:p text:style-name="P4">3. Development</text:p>
          </table:table-cell>
          <table:table-cell table:style-name="ProjectTimeline.A2" office:value-type="string">
            <text:p text:style-name="P4">Implement core functionalities</text:p>
          </table:table-cell>
          <table:table-cell table:style-name="ProjectTimeline.C2" office:value-type="string">
            <text:p text:style-name="P4">6 weeks</text:p>
          </table:table-cell>
        </table:table-row>
        <table:table-row>
          <table:table-cell table:style-name="ProjectTimeline.A2" office:value-type="string">
            <text:p text:style-name="P4">4. Testing</text:p>
          </table:table-cell>
          <table:table-cell table:style-name="ProjectTimeline.A2" office:value-type="string">
            <text:p text:style-name="P4">Functional, integration and user testing</text:p>
          </table:table-cell>
          <table:table-cell table:style-name="ProjectTimeline.C2" office:value-type="string">
            <text:p text:style-name="P4">3 weeks</text:p>
          </table:table-cell>
        </table:table-row>
        <table:table-row>
          <table:table-cell table:style-name="ProjectTimeline.A2" office:value-type="string">
            <text:p text:style-name="P4">5. Deployment</text:p>
          </table:table-cell>
          <table:table-cell table:style-name="ProjectTimeline.A2" office:value-type="string">
            <text:p text:style-name="P4">Deploy system and monitor performance</text:p>
          </table:table-cell>
          <table:table-cell table:style-name="ProjectTimeline.C2" office:value-type="string">
            <text:p text:style-name="P4">1.5 weeks</text:p>
          </table:table-cell>
        </table:table-row>
        <table:table-row>
          <table:table-cell table:style-name="ProjectTimeline.A2" office:value-type="string">
            <text:p text:style-name="P4">6. Maintenance</text:p>
          </table:table-cell>
          <table:table-cell table:style-name="ProjectTimeline.A2" office:value-type="string">
            <text:p text:style-name="P4">Ongoing support &amp; improvements</text:p>
          </table:table-cell>
          <table:table-cell table:style-name="ProjectTimeline.C2" office:value-type="string">
            <text:p text:style-name="P4">Continuous</text:p>
          </table:table-cell>
        </table:table-row>
      </table:table>
      <text:p text:style-name="Standard"/>
      <text:p text:style-name="Standard"/>
      <text:h text:style-name="Heading_20_3" text:outline-level="3">4. Technology Stack</text:h>
      <text:p text:style-name="Standard"/>
      <text:p text:style-name="Standard"><text:span text:style-name="T1">Backend:</text:span> Django <text:span text:style-name="T2">+ Django REST Framework</text:span></text:p>
      <text:p text:style-name="Standard"><text:span text:style-name="T1">Frontend:</text:span> React.<text:span text:style-name="T2">JS</text:span></text:p>
      <text:p text:style-name="Standard"><text:span text:style-name="T1">Database:</text:span> Postgre<text:span text:style-name="T2">GIS</text:span></text:p>
      <text:p text:style-name="Standard"><text:span text:style-name="T1">Cloud Service:</text:span> <text:span text:style-name="T2">Amazon Web Services (</text:span>AWS<text:span text:style-name="T2">)</text:span></text:p>
      <text:p text:style-name="Standard"><text:span text:style-name="T1">API Integration:</text:span> Google Maps API / <text:span text:style-name="T2">OpenStreetMap / MapBox</text:span>, Firebase Notifications / <text:span text:style-name="T2">NTFY</text:span></text:p>
      <text:p text:style-name="Standard"/>
      <text:h text:style-name="Heading_20_3" text:outline-level="3">5. Key Deliverables</text:h>
      <text:p text:style-name="Standard"/>
      <text:list text:style-name="L8">
        <text:list-item>
          <text:p text:style-name="P13">Functional web and mobile applications</text:p>
        </text:list-item>
        <text:list-item>
          <text:p text:style-name="P13">Secure authentication and role-based access control</text:p>
        </text:list-item>
        <text:list-item>
          <text:p text:style-name="P14">Real-time <text:span text:style-name="T6">fleet and shipment </text:span>tracking and reporting system</text:p>
        </text:list-item>
        <text:list-item>
          <text:p text:style-name="P14">Scalable cloud infrastructure <text:span text:style-name="T6">for high volume transactions</text:span></text:p>
        </text:list-item>
        <text:list-item>
          <text:p text:style-name="P13">Comprehensive <text:span text:style-name="T6">reporting and analytics</text:span></text:p>
        </text:list-item>
      </text:list>
      <text:p text:style-name="Standard"/>
      <text:h text:style-name="Heading_20_3" text:outline-level="3"><text:soft-page-break/>6. Risk Management</text:h>
      <text:p text:style-name="Standard"/>
      <text:p text:style-name="Standard"><text:span text:style-name="T1">Technical Risks:</text:span> Mitigated by using proven frameworks and regular testing</text:p>
      <text:p text:style-name="Standard"><text:span text:style-name="T1">Operational Risks:</text:span> Ensured through <text:span text:style-name="T6">contingency planning and backup solutions </text:span>and monitoring</text:p>
      <text:p text:style-name="Standard"><text:span text:style-name="T1">Security Risks:</text:span> Addressed with data encryption, <text:span text:style-name="T6">and access control</text:span></text:p>
      <text:p text:style-name="Standard"/>
      <text:h text:style-name="Heading_20_3" text:outline-level="3">7. Conclusion</text:h>
      <text:p text:style-name="Standard"/>
      <text:p text:style-name="Standard">The Delivery Management System is designed to enhance supply chain efficiency, reduce operational costs, and improve communication between suppliers and retailers. By leveraging automation, real-time tracking, and data analytics, the system ensures optimized logistics and seamless business transac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arsh Sheth</meta:initial-creator>
    <meta:creation-date>2025-02-17T17:33:52.442000000</meta:creation-date>
    <dc:date>2025-02-19T15:43:56.076000000</dc:date>
    <dc:creator>Aarsh Sheth</dc:creator>
    <meta:editing-duration>PT40M35S</meta:editing-duration>
    <meta:editing-cycles>11</meta:editing-cycles>
    <meta:generator>LibreOffice/24.2.5.2$Windows_X86_64 LibreOffice_project/bffef4ea93e59bebbeaf7f431bb02b1a39ee8a59</meta:generator>
    <meta:document-statistic meta:table-count="1" meta:image-count="0" meta:object-count="0" meta:page-count="3" meta:paragraph-count="79" meta:word-count="438" meta:character-count="3020" meta:non-whitespace-character-count="2690"/>
  </office:meta>
</office:document-meta>
</file>